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Church attendant program&lt;/h4&gt;&lt;pre class="message"&gt;&lt;div class="author"&gt;user&lt;/div&gt;&lt;div&gt;Hey HAL, what say ye here: Church Attendant Needs</text:p>
      <text:p text:style-name="Standard">We need these items:</text:p>
      <text:p text:style-name="Standard"/>
      <text:p text:style-name="Standard">Item 1. People</text:p>
      <text:p text:style-name="Standard"/>
      <text:p text:style-name="Standard">Four volunteers from the 9:30 Mass</text:p>
      <text:p text:style-name="Standard">Four volunteers from the 11:30 Mass</text:p>
      <text:p text:style-name="Standard">Two volunteers from the Saturday 4:00 pm Mass</text:p>
      <text:p text:style-name="Standard"/>
      <text:p text:style-name="Standard">These volunteers will be team leaders and make an initial commitment of 6 to 8 weeks of weekend mass coverage for all Masses. They will receive training including the code’s and training listed below (item 2 and item 3) over the course of these 6 to 8 weeks. </text:p>
      <text:p text:style-name="Standard"/>
      <text:p text:style-name="Standard">During these 6 to 8 weeks, their squad members will be recruited from the cohort of parishioners.</text:p>
      <text:p text:style-name="Standard"/>
      <text:p text:style-name="Standard">Once training is complete and all squads are staffed team leaders and Church leadership will develop scheduling so that each squad/team is not overloaded with successive weekend responsibilities. <text:s/></text:p>
      <text:p text:style-name="Standard"/>
      <text:p text:style-name="Standard">Item 2. Code</text:p>
      <text:p text:style-name="Standard"/>
      <text:p text:style-name="Standard">Dress code</text:p>
      <text:p text:style-name="Standard">Code of conduct</text:p>
      <text:p text:style-name="Standard">Code of engagement</text:p>
      <text:p text:style-name="Standard"/>
      <text:p text:style-name="Standard">Item 3. Training</text:p>
      <text:p text:style-name="Standard"/>
      <text:p text:style-name="Standard">Procedural training for required response</text:p>
      <text:p text:style-name="Standard">Mind set training for required understanding</text:p>
      <text:p text:style-name="Standard">Leadership training for required program continuation</text:p>
      <text:p text:style-name="Standard">Over all architecture:</text:p>
      <text:p text:style-name="Standard"/>
      <text:p text:style-name="Standard">10 squads of 3 people</text:p>
      <text:p text:style-name="Standard"/>
      <text:p text:style-name="Standard">1 squad makes a Squad</text:p>
      <text:p text:style-name="Standard">2 squads makes a Team</text:p>
      <text:p text:style-name="Standard">3 squads makes a Group</text:p>
      <text:p text:style-name="Standard">4 squads makes a Quartet</text:p>
      <text:p text:style-name="Standard">5 squads makes a Pentad</text:p>
      <text:p text:style-name="Standard">10 squads makes a Decade</text:p>
      <text:p text:style-name="Standard"/>
      <text:p text:style-name="Standard">Each squad has a leader who is responsible for their squad</text:p>
      <text:p text:style-name="Standard"/>
      <text:p text:style-name="Standard">Each member of the squad reports to the squad leader</text:p>
      <text:p text:style-name="Standard"/>
      <text:p text:style-name="Standard">Each squad leader reports to the head usher or event coordinator</text:p>
      <text:p text:style-name="Standard"/>
      <text:p text:style-name="Standard">Goal</text:p>
      <text:p text:style-name="Standard"/>
      <text:p text:style-name="Standard"><text:soft-page-break/>Organize 30 people that can be flexibly assigned to various safety duties for the Church. These duties may include:</text:p>
      <text:p text:style-name="Standard"/>
      <text:p text:style-name="Standard"><text:tab/>Door Attendants: Weekly duty to greet parishioners at entry to Church and secure doors and Church in case of emergency.</text:p>
      <text:p text:style-name="Standard"/>
      <text:p text:style-name="Standard"><text:tab/>Parking Lot Attendants: Special event duty to ensure orderly parking and general safety at major Church events.</text:p>
      <text:p text:style-name="Standard"/>
      <text:p text:style-name="Standard"><text:tab/>Hall Monitors: Weekly duty to ensure safety and cleanliness of the Church’s community spaces.&lt;/div&gt;&lt;/pre&gt;&lt;pre class="message"&gt;&lt;div class="author"&gt;ChatGPT&lt;/div&gt;&lt;div&gt;This is a strong, well-structured draft — clear, hierarchical, and operationally sound. It already reads like a practical action plan, but I can help you polish it slightly for readability, tone, and clarity while keeping its authoritative yet welcoming style. Here’s a lightly refined version that keeps your structure intact but improves flow and engagement: <text:s/></text:p>
      <text:p text:style-name="Standard"/>
      <text:p text:style-name="Standard">---</text:p>
      <text:p text:style-name="Standard"/>
      <text:p text:style-name="Standard">**Church Attendant Needs**</text:p>
      <text:p text:style-name="Standard"/>
      <text:p text:style-name="Standard">**Item 1. People**</text:p>
      <text:p text:style-name="Standard"/>
      <text:p text:style-name="Standard">We are seeking volunteers to serve as **team leaders** for a new Church Attendant program: <text:s/></text:p>
      <text:p text:style-name="Standard"/>
      <text:p text:style-name="Standard">- 4 volunteers from the 9:30 a.m. Mass <text:s/></text:p>
      <text:p text:style-name="Standard">- 4 volunteers from the 11:30 a.m. Mass <text:s/></text:p>
      <text:p text:style-name="Standard">- 2 volunteers from the Saturday 4:00 p.m. Mass <text:s/></text:p>
      <text:p text:style-name="Standard"/>
      <text:p text:style-name="Standard">Team leaders will make an initial **6–8 week commitment** to provide weekend Mass coverage for all services. During this period, they will receive full training in the areas listed below (*Items 2 and 3*). <text:s/></text:p>
      <text:p text:style-name="Standard"/>
      <text:p text:style-name="Standard">Throughout these 6–8 weeks, each leader will also help **recruit and organize their squad members** from among parishioners. <text:s/></text:p>
      <text:p text:style-name="Standard"/>
      <text:p text:style-name="Standard">Once all squads are trained and formed, Church leadership will develop a rotating schedule so that no team is overloaded with consecutive weekend responsibilities. <text:s/></text:p>
      <text:p text:style-name="Standard"/>
      <text:p text:style-name="Standard">---</text:p>
      <text:p text:style-name="Standard"/>
      <text:p text:style-name="Standard">**Item 2. Code**</text:p>
      <text:p text:style-name="Standard"/>
      <text:p text:style-name="Standard">All participants will be guided by three key codes: <text:s/></text:p>
      <text:p text:style-name="Standard"/>
      <text:p text:style-name="Standard">- **Dress Code** – Maintain appropriate attire for Mass and service duties. <text:s/></text:p>
      <text:p text:style-name="Standard">- **Code of Conduct** – Model respect, attentiveness, and discretion. <text:s/></text:p>
      <text:p text:style-name="Standard">- **Code of Engagement** – Communicate clearly and work collaboratively within the Church safety framework. <text:s/></text:p>
      <text:p text:style-name="Standard"/>
      <text:p text:style-name="Standard"><text:soft-page-break/>---</text:p>
      <text:p text:style-name="Standard"/>
      <text:p text:style-name="Standard">**Item 3. Training**</text:p>
      <text:p text:style-name="Standard"/>
      <text:p text:style-name="Standard">Volunteers will complete a three-part training program covering: <text:s/></text:p>
      <text:p text:style-name="Standard"/>
      <text:p text:style-name="Standard">1. **Procedural Training** – Understanding specific safety and response duties. <text:s/></text:p>
      <text:p text:style-name="Standard">2. **Mindset Training** – Developing calm, attentive awareness appropriate to a sacred setting. <text:s/></text:p>
      <text:p text:style-name="Standard">3. **Leadership Training** – Ensuring the program can continue and grow sustainably. <text:s/></text:p>
      <text:p text:style-name="Standard"/>
      <text:p text:style-name="Standard">---</text:p>
      <text:p text:style-name="Standard"/>
      <text:p text:style-name="Standard">**Overall Structure**</text:p>
      <text:p text:style-name="Standard"/>
      <text:p text:style-name="Standard">The program will include **10 squads of 3 people** (30 members total). <text:s/></text:p>
      <text:p text:style-name="Standard"/>
      <text:p text:style-name="Standard">- 1 squad = **Squad** <text:s/></text:p>
      <text:p text:style-name="Standard">- 2 squads = **Team** <text:s/></text:p>
      <text:p text:style-name="Standard">- 3 squads = **Group** <text:s/></text:p>
      <text:p text:style-name="Standard">- 4 squads = **Quartet** <text:s/></text:p>
      <text:p text:style-name="Standard">- 5 squads = **Pentad** <text:s/></text:p>
      <text:p text:style-name="Standard">- 10 squads = **Decade** <text:s/></text:p>
      <text:p text:style-name="Standard"/>
      <text:p text:style-name="Standard">Each squad has a **leader**, responsible for their three-person unit. <text:s/></text:p>
      <text:p text:style-name="Standard">Each member reports to their squad leader. <text:s/></text:p>
      <text:p text:style-name="Standard">Each squad leader reports to the **Head Usher** or **Event Coordinator**. <text:s/></text:p>
      <text:p text:style-name="Standard"/>
      <text:p text:style-name="Standard">---</text:p>
      <text:p text:style-name="Standard"/>
      <text:p text:style-name="Standard">**Goal**</text:p>
      <text:p text:style-name="Standard"/>
      <text:p text:style-name="Standard">To build a trained, flexible corps of 30 volunteers who can support the Church in maintaining safety, hospitality, and order. Duties may include: <text:s/></text:p>
      <text:p text:style-name="Standard"/>
      <text:p text:style-name="Standard">- **Door Attendants** – Greet parishioners at entrances and secure doors in case of emergency. <text:s/></text:p>
      <text:p text:style-name="Standard">- **Parking Lot Attendants** – Support orderly parking and safety during major Church events. <text:s/></text:p>
      <text:p text:style-name="Standard">- **Hall Monitors** – Maintain safety, cleanliness, and calm within Church community spaces. <text:s/></text:p>
      <text:p text:style-name="Standard"/>
      <text:p text:style-name="Standard">---</text:p>
      <text:p text:style-name="Standard"/>
      <text:p text:style-name="Standard">Would you like me to make a **“call-to-action” version** (for bulletin, website, or announcement) that condenses this into a one-paragraph appeal, or keep it as an **internal coordination document** for leadership and volunteers?&lt;/div&gt;&lt;/pre&gt;&lt;pre class="message"&gt;&lt;div class="author"&gt;user&lt;/div&gt;&lt;div&gt;not at the moment, but have a look at this. it is what i want to be the introduction to this list you've just cleaned up for me: On the one hand, we hold a house of worship; on the other, a house of violence.</text:p>
      <text:p text:style-name="Standard">In this light, do we open our hearts and our doors to others in worship, or do we accept that violence is calling us to clench our fists and shut our doors to strangers?</text:p>
      <text:p text:style-name="Standard">The choice here is which hand we move toward the other.</text:p>
      <text:p text:style-name="Standard"><text:soft-page-break/>If we move toward violence, we move toward militancy, hunkering down behind fortified glass and locked doors, clinging to weapons of death.</text:p>
      <text:p text:style-name="Standard">If we move toward worship, we move toward the Word, surrendering to faith and sharing it with a world we pray will come to us all.</text:p>
      <text:p text:style-name="Standard">That choice is here with us today. Not just in this Church, but in the world we live.</text:p>
      <text:p text:style-name="Standard">The reality is we must be prepared for catastrophe in whatever form it presents itself. That preparation for this Church has been delegated to Elie, and he has asked me to provide a plan for manpower and staffing to meet these needs.</text:p>
      <text:p text:style-name="Standard">&lt;/div&gt;&lt;/pre&gt;&lt;pre class="message"&gt;&lt;div class="author"&gt;ChatGPT&lt;/div&gt;&lt;div&gt;That’s a *powerful* opening — poetic, moral, and sober without drifting into fear. It frames the initiative as a spiritual act of stewardship rather than mere logistics, which is exactly the right tone for church safety work. <text:s/></text:p>
      <text:p text:style-name="Standard"/>
      <text:p text:style-name="Standard">Here’s a version that keeps your full meaning intact but smooths the rhythm and clarifies a few transitions, so it flows naturally into the list that follows: <text:s/></text:p>
      <text:p text:style-name="Standard"/>
      <text:p text:style-name="Standard">---</text:p>
      <text:p text:style-name="Standard"/>
      <text:p text:style-name="Standard">**Introduction** <text:s/></text:p>
      <text:p text:style-name="Standard"/>
      <text:p text:style-name="Standard">On the one hand, we hold a house of worship; on the other, a house vulnerable to violence. <text:s/></text:p>
      <text:p text:style-name="Standard"/>
      <text:p text:style-name="Standard">In this light, we must ask: do we open our hearts and our doors to others in worship, or do we let fear close them in defense? The choice before us is which hand we extend toward the other. <text:s/></text:p>
      <text:p text:style-name="Standard"/>
      <text:p text:style-name="Standard">If we move toward violence, we move toward militancy — hiding behind fortified glass and locked doors, clinging to weapons of death. <text:s/></text:p>
      <text:p text:style-name="Standard">If we move toward worship, we move toward the Word — surrendering to faith and sharing it with a world we pray will one day be made whole. <text:s/></text:p>
      <text:p text:style-name="Standard"/>
      <text:p text:style-name="Standard">That choice is here with us today — not only in this Church, but in the world we live. <text:s/></text:p>
      <text:p text:style-name="Standard"/>
      <text:p text:style-name="Standard">Still, faith does not mean blindness to reality. We must be prepared for catastrophe in whatever form it presents itself. That responsibility for this Church has been entrusted to **Elie**, who has asked me to develop a plan for manpower and staffing to meet these needs. <text:s/></text:p>
      <text:p text:style-name="Standard"/>
      <text:p text:style-name="Standard">---</text:p>
      <text:p text:style-name="Standard"/>
      <text:p text:style-name="Standard">Would you like me to merge this seamlessly with the “Church Attendant Needs” document — so it reads as one unified piece (tone-consistent and formatted for posting or printing)?&lt;/div&gt;&lt;/pre&gt;&lt;pre class="message"&gt;&lt;div class="author"&gt;user&lt;/div&gt;&lt;div&gt;yes please&lt;/div&gt;&lt;/pre&gt;&lt;pre class="message"&gt;&lt;div class="author"&gt;ChatGPT&lt;/div&gt;&lt;div&gt;Excellent — here’s your unified and polished version, formatted so it can serve either as an internal document **or** as a public call for organized participation. It retains your conviction, balance, and structure while ensuring the tone moves naturally from reflection to action: <text:s/></text:p>
      <text:p text:style-name="Standard"/>
      <text:p text:style-name="Standard">---</text:p>
      <text:p text:style-name="Standard"/>
      <text:p text:style-name="Standard">## **Church Attendant Program**</text:p>
      <text:p text:style-name="Standard"/>
      <text:p text:style-name="Standard"><text:soft-page-break/>### **Introduction**</text:p>
      <text:p text:style-name="Standard"/>
      <text:p text:style-name="Standard">On the one hand, we hold a house of worship; on the other, a house vulnerable to violence. <text:s/></text:p>
      <text:p text:style-name="Standard"/>
      <text:p text:style-name="Standard">In this light, we must ask: do we open our hearts and our doors to others in worship, or do we let fear close them in defense? The choice before us is which hand we extend toward the other. <text:s/></text:p>
      <text:p text:style-name="Standard"/>
      <text:p text:style-name="Standard">If we move toward violence, we move toward militancy—hiding behind fortified glass and locked doors, clinging to weapons of death. <text:s/></text:p>
      <text:p text:style-name="Standard">If we move toward worship, we move toward the Word—surrendering to faith and sharing it with a world we pray will one day be made whole. <text:s/></text:p>
      <text:p text:style-name="Standard"/>
      <text:p text:style-name="Standard">That choice is here with us today—not only in this Church, but in the world we live. <text:s/></text:p>
      <text:p text:style-name="Standard"/>
      <text:p text:style-name="Standard">Still, faith does not mean blindness to reality. We must be prepared for catastrophe in whatever form it presents itself. That responsibility for this Church has been entrusted to **Elie**, who has asked me to develop a plan for manpower and staffing to meet these needs. <text:s/></text:p>
      <text:p text:style-name="Standard"/>
      <text:p text:style-name="Standard">---</text:p>
      <text:p text:style-name="Standard"/>
      <text:p text:style-name="Standard">### **Church Attendant Needs**</text:p>
      <text:p text:style-name="Standard"/>
      <text:p text:style-name="Standard">#### **Item 1. People**</text:p>
      <text:p text:style-name="Standard"/>
      <text:p text:style-name="Standard">We are seeking volunteers to serve as **team leaders** for a new Church Attendant program: <text:s/></text:p>
      <text:p text:style-name="Standard"/>
      <text:p text:style-name="Standard">- 4 volunteers from the 9:30 a.m. Mass <text:s/></text:p>
      <text:p text:style-name="Standard">- 4 volunteers from the 11:30 a.m. Mass <text:s/></text:p>
      <text:p text:style-name="Standard">- 2 volunteers from the Saturday 4:00 p.m. Mass <text:s/></text:p>
      <text:p text:style-name="Standard"/>
      <text:p text:style-name="Standard">Team leaders will make an initial **6–8 week commitment** to provide weekend Mass coverage for all services. During this period, they will receive full training in the areas listed below (*Items 2 and 3*). <text:s/></text:p>
      <text:p text:style-name="Standard"/>
      <text:p text:style-name="Standard">Throughout these 6–8 weeks, each leader will also help **recruit and organize their squad members** from among parishioners. <text:s/></text:p>
      <text:p text:style-name="Standard"/>
      <text:p text:style-name="Standard">Once all squads are trained and formed, Church leadership will develop a rotating schedule so that no team is overloaded with consecutive weekend responsibilities. <text:s/></text:p>
      <text:p text:style-name="Standard"/>
      <text:p text:style-name="Standard">---</text:p>
      <text:p text:style-name="Standard"/>
      <text:p text:style-name="Standard">#### **Item 2. Code**</text:p>
      <text:p text:style-name="Standard"/>
      <text:p text:style-name="Standard">All participants will be guided by three key codes: <text:s/></text:p>
      <text:p text:style-name="Standard"/>
      <text:p text:style-name="Standard">- **Dress Code** – Maintain appropriate attire for Mass and service duties. <text:s/></text:p>
      <text:p text:style-name="Standard">- **Code of Conduct** – Model respect, attentiveness, and discretion. <text:s/></text:p>
      <text:p text:style-name="Standard"><text:soft-page-break/>- **Code of Engagement** – Communicate clearly and work collaboratively within the Church safety framework. <text:s/></text:p>
      <text:p text:style-name="Standard"/>
      <text:p text:style-name="Standard">---</text:p>
      <text:p text:style-name="Standard"/>
      <text:p text:style-name="Standard">#### **Item 3. Training**</text:p>
      <text:p text:style-name="Standard"/>
      <text:p text:style-name="Standard">Volunteers will complete a three-part training program covering: <text:s/></text:p>
      <text:p text:style-name="Standard"/>
      <text:p text:style-name="Standard">1. **Procedural Training** – Understanding specific safety and response duties. <text:s/></text:p>
      <text:p text:style-name="Standard">2. **Mindset Training** – Developing calm, attentive awareness appropriate to a sacred setting. <text:s/></text:p>
      <text:p text:style-name="Standard">3. **Leadership Training** – Ensuring the program can continue and grow sustainably. <text:s/></text:p>
      <text:p text:style-name="Standard"/>
      <text:p text:style-name="Standard">---</text:p>
      <text:p text:style-name="Standard"/>
      <text:p text:style-name="Standard">### **Overall Structure**</text:p>
      <text:p text:style-name="Standard"/>
      <text:p text:style-name="Standard">The program will include **10 squads of 3 people** (30 members total). <text:s/></text:p>
      <text:p text:style-name="Standard"/>
      <text:p text:style-name="Standard">- 1 squad = **Squad** <text:s/></text:p>
      <text:p text:style-name="Standard">- 2 squads = **Team** <text:s/></text:p>
      <text:p text:style-name="Standard">- 3 squads = **Group** <text:s/></text:p>
      <text:p text:style-name="Standard">- 4 squads = **Quartet** <text:s/></text:p>
      <text:p text:style-name="Standard">- 5 squads = **Pentad** <text:s/></text:p>
      <text:p text:style-name="Standard">- 10 squads = **Decade** <text:s/></text:p>
      <text:p text:style-name="Standard"/>
      <text:p text:style-name="Standard">Each squad has a **leader**, responsible for their three-person unit. <text:s/></text:p>
      <text:p text:style-name="Standard">Each member reports to their squad leader. <text:s/></text:p>
      <text:p text:style-name="Standard">Each squad leader reports to the **Head Usher** or **Event Coordinator**. <text:s/></text:p>
      <text:p text:style-name="Standard"/>
      <text:p text:style-name="Standard">---</text:p>
      <text:p text:style-name="Standard"/>
      <text:p text:style-name="Standard">### **Goal**</text:p>
      <text:p text:style-name="Standard"/>
      <text:p text:style-name="Standard">To build a trained, flexible corps of 30 volunteers who can support the Church in maintaining safety, hospitality, and order. Duties may include: <text:s/></text:p>
      <text:p text:style-name="Standard"/>
      <text:p text:style-name="Standard">- **Door Attendants** – Greet parishioners at entrances and secure doors in case of emergency. <text:s/></text:p>
      <text:p text:style-name="Standard">- **Parking Lot Attendants** – Support orderly parking and safety during major Church events. <text:s/></text:p>
      <text:p text:style-name="Standard">- **Hall Monitors** – Maintain safety, cleanliness, and calm within Church community spaces. <text:s/></text:p>
      <text:p text:style-name="Standard"/>
      <text:p text:style-name="Standard">---</text:p>
      <text:p text:style-name="Standard"/>
      <text:p text:style-name="Standard">Would you like me to give it a **layout pass** next — for example, make it *bulletin-ready* (with headings, spacing, and typographic hierarchy fit for printing or posting online in WordPress)?&lt;/div&gt;&lt;/pre&gt;&lt;pre class="message"&gt;&lt;div class="author"&gt;user&lt;/div&gt;&lt;div&gt;No HAL, thanks. TTYL&lt;/div&gt;&lt;/pre&gt;&lt;pre class="message"&gt;&lt;div class="author"&gt;ChatGPT&lt;/div&gt;&lt;div&gt;You got it. Anytime, my friend — talk to you later.&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15:46.045641888</meta:creation-date>
    <dc:date>2025-11-14T22:15:56.209465209</dc:date>
    <meta:editing-duration>PT11S</meta:editing-duration>
    <meta:editing-cycles>1</meta:editing-cycles>
    <meta:document-statistic meta:table-count="0" meta:image-count="0" meta:object-count="0" meta:page-count="6" meta:paragraph-count="144" meta:word-count="1840" meta:character-count="11698" meta:non-whitespace-character-count="9826"/>
    <meta:generator>LibreOffice/24.2.7.2$Linux_X86_64 LibreOffice_project/420$Build-2</meta:generator>
  </office:meta>
</office:document-meta>
</file>